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style style:name="P2" style:family="paragraph" style:parent-style-name="Standard" style:list-style-name="">
      <style:paragraph-properties fo:text-align="center" style:justify-single-word="false"/>
    </style:style>
    <style:style style:name="P3" style:family="paragraph" style:parent-style-name="Standard" style:list-style-name="">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list-style-name="">
      <style:text-properties fo:color="#3366ff"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list-style-name="">
      <style:paragraph-properties fo:text-align="justify" style:justify-single-word="false"/>
    </style:style>
    <style:style style:name="P6" style:family="paragraph" style:parent-style-name="Standard" style:list-style-name="">
      <style:paragraph-properties fo:text-align="justify" style:justify-single-word="false"/>
      <style:text-properties fo:color="#ff0000" style:font-name="Arial Black" fo:font-size="14pt" fo:language="zxx" fo:country="none" fo:font-weight="bold" style:font-name-asian="Arial Black" style:font-size-asian="14pt" style:font-weight-asian="bold" style:font-name-complex="Arial Black" style:font-size-complex="14pt" style:font-weight-complex="bold"/>
    </style:style>
    <style:style style:name="P7" style:family="paragraph" style:parent-style-name="Standard" style:list-style-name="">
      <style:text-properties fo:color="#ff0000"/>
    </style:style>
    <style:style style:name="P8" style:family="paragraph" style:parent-style-name="Standard" style:list-style-name="">
      <style:text-properties fo:color="#ff0000" fo:font-weight="bold" style:font-weight-asian="bold" style:font-weight-complex="bold"/>
    </style:style>
    <style:style style:name="P9" style:family="paragraph" style:parent-style-name="Standard" style:list-style-name="">
      <style:text-properties fo:color="#ff0000" style:text-underline-style="solid" style:text-underline-width="auto" style:text-underline-color="font-color" fo:font-weight="bold" style:font-weight-asian="bold" style:font-weight-complex="bold"/>
    </style:style>
    <style:style style:name="P10" style:family="paragraph" style:parent-style-name="Standard" style:list-style-name="">
      <style:text-properties fo:color="#ff0000" fo:font-weight="normal" fo:background-color="#ffff00" style:font-weight-asian="normal" style:font-weight-complex="normal"/>
    </style:style>
    <style:style style:name="P11" style:family="paragraph" style:parent-style-name="Standard" style:list-style-name="">
      <style:paragraph-properties fo:text-align="justify" style:justify-single-word="false"/>
      <style:text-properties fo:color="#004dbb" style:font-name="Arial Black" fo:language="zxx" fo:country="none" fo:font-style="italic" fo:font-weight="bold" style:font-name-asian="Arial Black" style:font-style-asian="italic" style:font-weight-asian="bold" style:font-name-complex="Arial Black" style:font-style-complex="italic" style:font-weight-complex="bold"/>
    </style:style>
    <style:style style:name="P12" style:family="paragraph" style:parent-style-name="Standard" style:list-style-name="">
      <style:text-properties fo:color="#004dbb"/>
    </style:style>
    <style:style style:name="P13" style:family="paragraph" style:parent-style-name="Standard" style:list-style-name="">
      <style:paragraph-properties fo:text-align="center" style:justify-single-word="false"/>
      <style:text-properties fo:color="#004dbb" fo:font-weight="bold" style:font-weight-asian="bold" style:font-weight-complex="bold"/>
    </style:style>
    <style:style style:name="P14" style:family="paragraph" style:parent-style-name="Standard" style:list-style-name="">
      <style:paragraph-properties fo:text-align="justify" style:justify-single-word="false"/>
      <style:text-properties fo:language="en" fo:country="US"/>
    </style:style>
    <style:style style:name="P15" style:family="paragraph" style:parent-style-name="Standard" style:list-style-name="">
      <style:paragraph-properties fo:text-align="justify" style:justify-single-word="false"/>
      <style:text-properties style:font-name="Arial Black" fo:language="zxx" fo:country="none" style:font-name-asian="Arial Black" style:font-name-complex="Arial Black"/>
    </style:style>
    <style:style style:name="P16" style:family="paragraph" style:parent-style-name="Standard" style:list-style-name="">
      <style:text-properties fo:font-style="italic" style:font-style-asian="italic" style:font-style-complex="italic"/>
    </style:style>
    <style:style style:name="P17" style:family="paragraph" style:parent-style-name="Standard" style:list-style-name="">
      <style:text-properties fo:color="#339966"/>
    </style:style>
    <style:style style:name="P18" style:family="paragraph" style:parent-style-name="Standard" style:list-style-name="">
      <style:text-properties fo:color="#00ae00"/>
    </style:style>
    <style:style style:name="P19" style:family="paragraph" style:parent-style-name="Standard" style:list-style-name="">
      <style:text-properties fo:color="#222222" style:font-name="Roboto" fo:font-size="16pt" style:text-underline-style="solid" style:text-underline-width="auto" style:text-underline-color="font-color" fo:font-weight="bold" style:font-name-asian="Roboto" style:font-size-asian="16pt" style:font-weight-asian="bold" style:font-name-complex="Roboto" style:font-size-complex="16pt" style:font-weight-complex="bold"/>
    </style:style>
    <style:style style:name="P20" style:family="paragraph" style:parent-style-name="Standard" style:list-style-name="">
      <style:text-properties fo:color="#222222" style:font-name="Roboto" fo:font-size="14pt" style:font-name-asian="Roboto" style:font-size-asian="14pt" style:font-name-complex="Roboto" style:font-size-complex="14pt"/>
    </style:style>
    <style:style style:name="P21" style:family="paragraph" style:parent-style-name="Standard" style:list-style-name="">
      <style:text-properties fo:color="#0000ff" style:font-name="Roboto" fo:font-size="14pt" style:font-name-asian="Roboto" style:font-size-asian="14pt" style:font-name-complex="Roboto" style:font-size-complex="14pt"/>
    </style:style>
    <style:style style:name="P22" style:family="paragraph" style:parent-style-name="Standard" style:list-style-name="">
      <style:paragraph-properties fo:text-align="end" style:justify-single-word="false"/>
      <style:text-properties fo:color="#0000ff" style:font-name="Roboto" fo:font-size="14pt" fo:font-weight="bold" style:font-name-asian="Roboto" style:font-size-asian="14pt" style:font-weight-asian="bold" style:font-name-complex="Roboto" style:font-size-complex="14pt" style:font-weight-complex="bold"/>
    </style:style>
    <style:style style:name="P23" style:family="paragraph" style:parent-style-name="Standard" style:list-style-name="">
      <style:paragraph-properties fo:text-align="end" style:justify-single-word="false"/>
      <style:text-properties fo:color="#0000ff"/>
    </style:style>
    <style:style style:name="P24" style:family="paragraph" style:parent-style-name="Standard" style:list-style-name="">
      <style:text-properties fo:color="#0000ff" fo:background-color="#ccffff"/>
    </style:style>
    <style:style style:name="P25" style:family="paragraph" style:parent-style-name="Standard" style:list-style-name="">
      <style:paragraph-properties fo:text-align="justify" style:justify-single-word="false"/>
      <style:text-properties style:font-name="Roboto" fo:font-size="14pt" fo:font-weight="bold" style:font-name-asian="Roboto" style:font-size-asian="14pt" style:font-weight-asian="bold" style:font-name-complex="Roboto" style:font-size-complex="14pt" style:font-weight-complex="bold"/>
    </style:style>
    <style:style style:name="P26" style:family="paragraph" style:parent-style-name="Standard" style:list-style-name="">
      <style:text-properties style:use-window-font-color="true"/>
    </style:style>
    <style:style style:name="P27" style:family="paragraph" style:parent-style-name="Standard" style:list-style-name="">
      <style:text-properties fo:color="#ff3333"/>
    </style:style>
    <style:style style:name="P28" style:family="paragraph" style:parent-style-name="Standard" style:list-style-name="">
      <style:paragraph-properties fo:text-align="center" style:justify-single-word="false"/>
      <style:text-properties fo:color="#0066ff" fo:font-size="14pt" fo:font-weight="bold" style:font-size-asian="14pt" style:font-weight-asian="bold" style:font-size-complex="14pt" style:font-weight-complex="bold"/>
    </style:style>
    <style:style style:name="P29" style:family="paragraph" style:parent-style-name="Standard" style:list-style-name="">
      <style:paragraph-properties fo:margin-left="0.767cm" fo:margin-right="0cm" fo:text-indent="-0.635cm" style:auto-text-indent="false">
        <style:tab-stops>
          <style:tab-stop style:position="0cm"/>
        </style:tab-stops>
      </style:paragraph-properties>
    </style:style>
    <style:style style:name="P30" style:family="paragraph" style:parent-style-name="Standard" style:list-style-name="">
      <style:paragraph-properties fo:margin-left="0.767cm" fo:margin-right="0cm" fo:text-indent="-0.635cm" style:auto-text-indent="false">
        <style:tab-stops>
          <style:tab-stop style:position="0cm"/>
        </style:tab-stops>
      </style:paragraph-properties>
      <style:text-properties fo:color="#222222" style:font-name="Roboto" fo:font-size="14pt" style:font-name-asian="Roboto" style:font-size-asian="14pt" style:font-name-complex="Roboto" style:font-size-complex="14pt"/>
    </style:style>
    <style:style style:name="P31" style:family="paragraph" style:parent-style-name="Standard" style:list-style-name="">
      <style:paragraph-properties fo:margin-left="0.132cm" fo:margin-right="0cm" fo:text-indent="0cm" style:auto-text-indent="false"/>
    </style:style>
    <style:style style:name="P32" style:family="paragraph" style:parent-style-name="Standard" style:list-style-name="" style:master-page-name="Standard">
      <style:paragraph-properties style:page-number="auto"/>
    </style:style>
    <style:style style:name="P33" style:family="paragraph" style:parent-style-name="Standard" style:list-style-name="">
      <style:paragraph-properties fo:padding="0.074cm" fo:border-left="none" fo:border-right="none" fo:border-top="none" fo:border-bottom="0.002cm solid #000000" style:join-border="false"/>
    </style:style>
    <style:style style:name="P34" style:family="paragraph" style:parent-style-name="Standard" style:list-style-name="">
      <style:paragraph-properties fo:padding="0.074cm" fo:border-left="none" fo:border-right="none" fo:border-top="none" fo:border-bottom="0.002cm solid #000000" style:join-border="false"/>
      <style:text-properties style:use-window-font-color="true"/>
    </style:style>
    <style:style style:name="P35" style:family="paragraph" style:parent-style-name="Standard">
      <style:paragraph-properties fo:padding="0.074cm" fo:border-left="none" fo:border-right="none" fo:border-top="none" fo:border-bottom="0.035cm solid #000000" style:join-border="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text-position="21% 58%" fo:font-size="14pt" fo:font-weight="bold" style:font-size-asian="14pt" style:font-weight-asian="bold" style:font-size-complex="14pt" style:font-weight-complex="bold"/>
    </style:style>
    <style:style style:name="T7" style:family="text">
      <style:text-properties fo:color="#ff0000"/>
    </style:style>
    <style:style style:name="T8" style:family="text">
      <style:text-properties fo:color="#ff00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9"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color="#ff0000" fo:font-size="14pt" fo:font-weight="bold" fo:background-color="#99ffcc" style:font-size-asian="14pt" style:font-weight-asian="bold" style:font-size-complex="14pt" style:font-weight-complex="bold"/>
    </style:style>
    <style:style style:name="T12" style:family="text">
      <style:text-properties fo:color="#ff0000" style:font-name="Arial Black" fo:font-size="14pt" fo:language="zxx" fo:country="none" fo:font-weight="bold" style:font-name-asian="Arial Black" style:font-size-asian="14pt" style:font-weight-asian="bold" style:font-name-complex="Arial Black" style:font-size-complex="14pt" style:font-weight-complex="bold"/>
    </style:style>
    <style:style style:name="T13" style:family="text">
      <style:text-properties fo:color="#ff0000" style:font-name="Arial Black" fo:language="zxx" fo:country="none" fo:font-weight="bold" style:font-name-asian="Arial Black" style:font-weight-asian="bold" style:font-name-complex="Arial Black" style:font-weight-complex="bold"/>
    </style:style>
    <style:style style:name="T14" style:family="text">
      <style:text-properties fo:color="#ff0000" style:font-name="Arial Black" fo:language="zxx" fo:country="none" fo:font-style="italic" fo:font-weight="bold" style:font-name-asian="Arial Black" style:font-style-asian="italic" style:font-weight-asian="bold" style:font-name-complex="Arial Black" style:font-style-complex="italic" style:font-weight-complex="bold"/>
    </style:style>
    <style:style style:name="T15" style:family="text">
      <style:text-properties fo:color="#ff0000" style:text-underline-style="solid" style:text-underline-width="auto" style:text-underline-color="font-color"/>
    </style:style>
    <style:style style:name="T16" style:family="text">
      <style:text-properties fo:color="#ff0000" style:text-underline-style="solid" style:text-underline-width="auto" style:text-underline-color="font-color" fo:font-weight="bold" style:font-weight-asian="bold" style:font-weight-complex="bold"/>
    </style:style>
    <style:style style:name="T17" style:family="text">
      <style:text-properties fo:color="#ff0000" fo:font-weight="bold" style:font-weight-asian="bold" style:font-weight-complex="bold"/>
    </style:style>
    <style:style style:name="T18" style:family="text">
      <style:text-properties fo:color="#ff0000" style:font-name="Roboto" fo:font-weight="bold" style:font-name-asian="Roboto" style:font-weight-asian="bold" style:font-name-complex="Roboto" style:font-weight-complex="bold"/>
    </style:style>
    <style:style style:name="T19" style:family="text">
      <style:text-properties fo:color="#ff0000" style:font-name="Roboto" fo:font-size="14pt" style:text-underline-style="solid" style:text-underline-width="auto" style:text-underline-color="font-color" fo:font-weight="bold" style:font-name-asian="Roboto" style:font-size-asian="14pt" style:font-weight-asian="bold" style:font-name-complex="Roboto" style:font-size-complex="14pt" style:font-weight-complex="bold"/>
    </style:style>
    <style:style style:name="T20" style:family="text">
      <style:text-properties fo:color="#ff0000" style:font-name="Roboto" fo:font-size="14pt" fo:font-style="italic" style:text-underline-style="solid" style:text-underline-width="auto" style:text-underline-color="font-color" style:font-name-asian="Roboto" style:font-size-asian="14pt" style:font-style-asian="italic" style:font-name-complex="Roboto" style:font-size-complex="14pt" style:font-style-complex="italic"/>
    </style:style>
    <style:style style:name="T21" style:family="text">
      <style:text-properties fo:color="#ff0000" style:font-name="Roboto" fo:font-size="14pt" fo:font-weight="bold" style:font-name-asian="Roboto" style:font-size-asian="14pt" style:font-weight-asian="bold" style:font-name-complex="Roboto" style:font-size-complex="14pt" style:font-weight-complex="bold"/>
    </style:style>
    <style:style style:name="T22" style:family="text">
      <style:text-properties fo:color="#ff0000" fo:background-color="#99ffcc"/>
    </style:style>
    <style:style style:name="T23" style:family="text">
      <style:text-properties fo:color="#339966" fo:font-size="14pt" fo:font-style="italic" fo:font-weight="bold" style:font-size-asian="14pt" style:font-style-asian="italic" style:font-weight-asian="bold" style:font-size-complex="14pt" style:font-style-complex="italic" style:font-weight-complex="bold"/>
    </style:style>
    <style:style style:name="T24" style:family="text">
      <style:text-properties fo:language="en" fo:country="US"/>
    </style:style>
    <style:style style:name="T25" style:family="text">
      <style:text-properties style:use-window-font-color="true"/>
    </style:style>
    <style:style style:name="T26" style:family="text">
      <style:text-properties style:use-window-font-color="true" style:font-name="Arial Black" fo:font-size="14pt" fo:language="zxx" fo:country="none" style:text-underline-style="none" fo:font-weight="bold" style:font-name-asian="Arial Black" style:font-size-asian="14pt" style:font-weight-asian="bold" style:font-name-complex="Arial Black" style:font-size-complex="14pt" style:font-weight-complex="bold"/>
    </style:style>
    <style:style style:name="T27" style:family="text">
      <style:text-properties style:use-window-font-color="true" style:font-name="Roboto" fo:font-size="14pt" style:text-underline-style="none" style:font-name-asian="Roboto" style:font-size-asian="14pt" style:font-name-complex="Roboto" style:font-size-complex="14pt"/>
    </style:style>
    <style:style style:name="T28" style:family="text">
      <style:text-properties fo:color="#000000" style:font-name="Arial Black" fo:font-size="14pt" fo:language="zxx" fo:country="none" fo:font-weight="bold" style:font-name-asian="Arial Black" style:font-size-asian="14pt" style:font-weight-asian="bold" style:font-name-complex="Arial Black" style:font-size-complex="14pt" style:font-weight-complex="bold"/>
    </style:style>
    <style:style style:name="T29" style:family="text">
      <style:text-properties fo:color="#004dbb"/>
    </style:style>
    <style:style style:name="T30" style:family="text">
      <style:text-properties fo:color="#004dbb" style:font-name="Arial Black" fo:font-size="14pt" fo:language="zxx" fo:country="none" fo:font-weight="bold" style:font-name-asian="Arial Black" style:font-size-asian="14pt" style:font-weight-asian="bold" style:font-name-complex="Arial Black" style:font-size-complex="14pt" style:font-weight-complex="bold"/>
    </style:style>
    <style:style style:name="T31" style:family="text">
      <style:text-properties fo:color="#004dbb" style:font-name="Arial Black" fo:language="zxx" fo:country="none" fo:font-style="italic" fo:font-weight="bold" style:font-name-asian="Arial Black" style:font-style-asian="italic" style:font-weight-asian="bold" style:font-name-complex="Arial Black" style:font-style-complex="italic" style:font-weight-complex="bold"/>
    </style:style>
    <style:style style:name="T32" style:family="text">
      <style:text-properties style:font-name="Times New Roman" style:font-name-asian="Times New Roman" style:font-name-complex="Times New Roman"/>
    </style:style>
    <style:style style:name="T33" style:family="text">
      <style:text-properties fo:color="#00ae00"/>
    </style:style>
    <style:style style:name="T34" style:family="text">
      <style:text-properties fo:color="#00ae00" fo:font-weight="bold" style:font-weight-asian="bold" style:font-weight-complex="bold"/>
    </style:style>
    <style:style style:name="T35" style:family="text">
      <style:text-properties fo:color="#00ae00" style:text-underline-style="solid" style:text-underline-width="auto" style:text-underline-color="font-color"/>
    </style:style>
    <style:style style:name="T36" style:family="text">
      <style:text-properties fo:color="#ff3366" fo:font-weight="bold" style:font-weight-asian="bold" style:font-weight-complex="bold"/>
    </style:style>
    <style:style style:name="T37" style:family="text">
      <style:text-properties fo:color="#222222" style:font-name="Roboto" style:font-name-asian="Roboto" style:font-name-complex="Roboto"/>
    </style:style>
    <style:style style:name="T38" style:family="text">
      <style:text-properties fo:color="#222222" style:font-name="Roboto" fo:font-size="14pt" style:font-name-asian="Roboto" style:font-size-asian="14pt" style:font-name-complex="Roboto" style:font-size-complex="14pt"/>
    </style:style>
    <style:style style:name="T39" style:family="text">
      <style:text-properties fo:color="#222222" style:font-name="Roboto" fo:font-size="14pt" fo:font-style="italic" style:font-name-asian="Roboto" style:font-size-asian="14pt" style:font-style-asian="italic" style:font-name-complex="Roboto" style:font-size-complex="14pt" style:font-style-complex="italic"/>
    </style:style>
    <style:style style:name="T40" style:family="text">
      <style:text-properties fo:color="#222222" style:font-name="Roboto" fo:font-size="14pt" style:text-underline-style="solid" style:text-underline-width="auto" style:text-underline-color="font-color" fo:font-weight="bold" style:font-name-asian="Roboto" style:font-size-asian="14pt" style:font-weight-asian="bold" style:font-name-complex="Roboto" style:font-size-complex="14pt" style:font-weight-complex="bold"/>
    </style:style>
    <style:style style:name="T41" style:family="text">
      <style:text-properties fo:color="#222222" style:font-name="Arial" fo:font-size="16.5pt" fo:font-weight="bold" style:font-name-asian="Arial" style:font-size-asian="16.5pt" style:font-weight-asian="bold" style:font-name-complex="Arial" style:font-size-complex="16.5pt" style:font-weight-complex="bold"/>
    </style:style>
    <style:style style:name="T4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3" style:family="text">
      <style:text-properties fo:font-size="16pt" fo:font-weight="bold" style:font-size-asian="16pt" style:font-weight-asian="bold" style:font-size-complex="16pt" style:font-weight-complex="bold"/>
    </style:style>
    <style:style style:name="T44" style:family="text">
      <style:text-properties fo:color="#303030" style:font-name="Roboto" fo:font-size="14pt" style:font-name-asian="Roboto" style:font-size-asian="14pt" style:font-name-complex="Roboto" style:font-size-complex="14pt"/>
    </style:style>
    <style:style style:name="T45" style:family="text">
      <style:text-properties fo:color="#0000ff" style:font-name="Roboto" fo:font-size="14pt" style:font-name-asian="Roboto" style:font-size-asian="14pt" style:font-name-complex="Roboto" style:font-size-complex="14pt"/>
    </style:style>
    <style:style style:name="T46" style:family="text">
      <style:text-properties fo:color="#0000ff" fo:font-weight="bold" style:font-weight-asian="bold" style:font-weight-complex="bold"/>
    </style:style>
    <style:style style:name="T47" style:family="text">
      <style:text-properties fo:color="#0000ff" fo:background-color="#ccffff"/>
    </style:style>
    <style:style style:name="T48" style:family="text">
      <style:text-properties fo:color="#ff3333"/>
    </style:style>
    <style:style style:name="T49" style:family="text">
      <style:text-properties fo:color="#0066ff"/>
    </style:style>
    <style:style style:name="T50" style:family="text">
      <style:text-properties fo:background-color="#99ff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Voici un petit descriptif de 41 tests à utiliser fin CM2 <text:s/></text:span><text:span text:style-name="T3">– pour reprendre les exos et ajuster le tir –</text:span><text:span text:style-name="T1"> ou à l’entrée en 6</text:span><text:span text:style-name="T6">e</text:span><text:span text:style-name="T1"> ... bein, c'est trop tard, mais c'est comme ça qu'on fonctionne en FRANCE!</text:span></text:p>
      <text:p text:style-name="P2"><text:span text:style-name="T8">(tests utilisés dans les années 2000.)</text:span><text:span text:style-name="T9"> </text:span><text:span text:style-name="T23">***La plupart devraient fonctionner su W10 et W11***</text:span></text:p>
      <text:p text:style-name="Standard">--------------------------------------------------------------------------------------------------------------------------------</text:p>
      <text:p text:style-name="P3">Table des matières:</text:p>
      <text:p text:style-name="Standard">1) Consignes importantes nécessaires au fonctionnement du programme "test6.exe" que vous devrez lancer une fois les "bibliothèques" nécessaires au VB6.0 chargées</text:p>
      <text:p text:style-name="P1">2) Exemple d'un fichier.txt "e010924.txt" (essai du 01/09/2024) [<text:span text:style-name="T7">Des commentaires en rouge y sont joints.]</text:span></text:p>
      <text:p text:style-name="Standard">3) liste des 41 exos</text:p>
      <text:p text:style-name="P1">4) explications sur les possibilités d'adapter les divers fichiers.txt de 40 exos/41 à vos besoins de révision, à votre sensibilité personnelle, ou au niveau des apprenants<text:span text:style-name="T4">. (Dans ce cas, il est fortement conseillé de faire au préalable une copie du dossier complet et vous pourrez travailler sans souci sur cette copie sans risquer de détériorer l'original ... Vous savez que l'ordinateur a un caractère ultra-rigide et ne supporte pas le moindre faux-pas, qu'il s'agisse d'un espace,d'un guillemt, d'une virgule... L'étourdi endormi que je suis en sait quelquechose...)</text:span></text:p>
      <text:p text:style-name="P1">---------------------------------------------------------<text:span text:style-name="T11">1</text:span><text:span text:style-name="T50">-</text:span>--------------------------------------------------------------------</text:p>
      <text:p text:style-name="Standard"/>
      <text:p text:style-name="P4">*** Vous devez joindre, sur le system32 et le syswow64 de windows, les bibliothèques nécessaires au visual basic 6 : * .DLL ; * .OCA ; * .OCX .***</text:p>
      <text:p text:style-name="P6">Avant de charger la premiére application qui vous intéresse, téléchargez la bibliothèque nécessaire au fonctionnement de visual basic:</text:p>
      <text:p text:style-name="P5"><text:span text:style-name="T12">'</text:span><text:a xlink:type="simple" xlink:href="https://sourceforge.net/projects/vb6extendedruntime/" text:style-name="Internet_20_link" text:visited-style-name="Visited_20_Internet_20_Link"><text:span text:style-name="T26">https://sourceforge.net/projects/vb6extendedruntime/</text:span></text:a><text:span text:style-name="T24">": <text:s/></text:span><text:span text:style-name="T28">Une fois dézipé ce logiciel -une fois lancé- installe lui-même les *.dll ; *.oca ; *-ocx dans le system 32 et le syswow64 de windows.</text:span></text:p>
      <text:p text:style-name="P5"><text:span text:style-name="T12">Il faudra sans doute ajouter manuellement dans "</text:span><text:span text:style-name="T30">system 32 et syswow64 </text:span><text:span text:style-name="T12">" les éléments suivants: </text:span><text:span text:style-name="T13">RCHTXFR.DLL ; riched32.dll ; RICHTEXT.SRG ; RICHTX32.DEP ; RICHTX32.oca ; Richtx32.ocx ; STDOLE2.TLB ; <text:s/>VB6FR.DLL ; VB6STKIT.DLL . (</text:span><text:span text:style-name="T14">J'espère n'avoir rien oublié. - De toute façon, quand le programme plante, il vous demande le compsant manquant.)</text:span></text:p>
      <text:p text:style-name="P11">Vous pourrez trouver tout cela sur internet ou je peux vous les transmettre si vous m'envoyez un courriel.</text:p>
      <text:p text:style-name="P5"><text:span text:style-name="T31">(Voir mes coordonnées à la fin du document.)</text:span><text:span text:style-name="T30"> </text:span></text:p>
      <text:p text:style-name="P14"/>
      <text:p text:style-name="P5"><text:span text:style-name="T30">Visual Basic 6.0 RuntimePlus​ </text:span><text:span text:style-name="T31">(bibliothèque d'exécution Visual Basic 6.0):</text:span></text:p>
      <text:p text:style-name="P15">"Il s'agit du package complet de fichiers d'exécution et de bibliothèques redistribuables pour exécuter ou distribuer des applications écrites en Visual Basic 6.0 et avec certains composants redistribuables tiers."</text:p>
      <text:p text:style-name="Standard"/>
      <text:p text:style-name="P1">--------------------------------------------------------- <text:span text:style-name="T11">2</text:span> ---------------------------------------------------------------------</text:p>
      <text:p text:style-name="P1">*** <text:span text:style-name="T7">Les résultats de l’élève sont enregistrés</text:span> dans le même dossier que « test6.exe » dans le fichier <text:span text:style-name="T16">: (nom donné par l’élève).txt</text:span></text:p>
      <text:p text:style-name="Standard">L’élève rentre son nom(limité à 8 caractères). Il peut s’arrêter quand il le veut <text:s/>à condition que l’exercice soit fini et enregistré. (Au retour à l’écran de choix aléatoires par image à deviner, il tape sur la croix blanche sur fond rouge s’il veut s’arrêter.) – Sinon, le programme s’arrête au bout de 10 exercices : l’élève peut reprendre quand il le veut : il suffit qu’il retape EXACTEMENT le nom qu’il a choisi au départ.</text:p>
      <text:p text:style-name="P16">* Le style du fichier « résultat » est un peu télégraphique, mais vous vous y retrouverez.</text:p>
      <text:p text:style-name="Standard">------------------------------------------------------------------------------------------------------------------------------</text:p>
      <text:p text:style-name="Standard"/>
      <text:p text:style-name="P1">e010924 <text:span text:style-name="T7">(Nom de l'apprenant à utiliser à chaque poursuite des tests: chaque partie est limitée à 10 exos et même </text:span><text:soft-page-break/><text:span text:style-name="T7">l'apprenant peut stopper la séance qd il le veut en cliquant sur la croix en haut droit)</text:span></text:p>
      <text:p text:style-name="P1">12=3,12,13,15,23,25,26,27,31,32,35,38,136 <text:span text:style-name="T7">(Ici, la première séance est complète et la 2e a été stoppée après 2 exos(croix rouge ht droit)==&gt; donc, 12 exos mémorisés pour ne pas être reproposés lors d'une prochaine séance: N°s 3,12,13 etc.... (un système de tirage aléatoire permet que, pour 2 élèves différents (ou lors d'une reprise,les exos soient présentés dans un ordre aléatoire différent.) Et,en fin de liste, est affiché le score atteint:"136" ici.</text:span></text:p>
      <text:p text:style-name="Standard">---------------------------------------------------------------------------------------</text:p>
      <text:p text:style-name="P1">01/09/2024 <text:s text:c="3"/>02:37:37 <text:span text:style-name="T7">(date et heure de la 1ére séance)</text:span></text:p>
      <text:p text:style-name="P7">(code de l'exo ... Je ne me souviens plus de l'explication de ce codage!!!!</text:p>
      <text:p text:style-name="P7">titre puis (si nécessaire, pour certains, résultats exacts; pour d'autres, renseignements sur les erreurs) et enfin résultats de l'utilisateur</text:p>
      <text:p text:style-name="P1">201 <text:s text:c="3"/>Tintin-titre &lt;&lt;Tintin et son ''père''&gt;&gt; <text:s text:c="4"/>faux cochés: <text:span text:style-name="T7">(rien, donc 0) <text:s/></text:span>; <text:s text:c="2"/>non cochés: <text:span text:style-name="T7">(rien, donc 0) <text:s/></text:span><text:s text:c="3"/>score:1-0 <text:span text:style-name="T7">(Nb justes-Nb erreurs)</text:span></text:p>
      <text:p text:style-name="P1"><text:span text:style-name="T7">(*** pour ce 2e exo:"Calculs parenthèse"[..sans "s"!] sorti aléatoirement, ...je constate maintenant que je n'ai pas fourni de code!!! puis, comme dit précédemment, divers calculs exacts et enfin "</text:span><text:span text:style-name="T15">rép</text:span><text:span text:style-name="T7">onses </text:span><text:span text:style-name="T15">él</text:span><text:span text:style-name="T7">ève"...exactes ici...</text:span></text:p>
      <text:p text:style-name="Standard">Calculs parenthèse: a) 98 - (23 + 17) =58 <text:s text:c="3"/>b) 7 x (15 - 12) =21 <text:s text:c="3"/>c) 36 - 7 + 3 = 32 <text:s text:c="3"/>d) 45 : (2 + 7) =5 <text:s text:c="6"/>score sur 4=4 <text:s/>rép.él.: [58] <text:s/>[21] <text:s/>[32] <text:s/>[5] </text:p>
      <text:p text:style-name="P1">136 <text:s text:c="5"/>1323,54 + 4 dixièmes <text:s text:c="3"/>; [( 1) ; rép. él.:1323,94] <text:s/><text:span text:style-name="T7">(Ici, j'ai oublié de noter le titre..."Connaître les positions de numération"... Lors d'entraînements, j'ai dû en proposer de nombreux: centaines/centièmes...Vous avez compris!) (1)=point obtenu ; puis résult élève: je suis doué!!!</text:span></text:p>
      <text:p text:style-name="P1">109 <text:s text:c="2"/>proportions (640 <text:span text:style-name="T7">g </text:span>pour 80s<text:span text:style-name="T7">ucres</text:span>; 120<text:span text:style-name="T7">g</text:span> pour 15 <text:span text:style-name="T7">morceaux</text:span> ;150 morceaux(1200g) ; <text:s/>score sur 3:3 <text:s/>rép.él.: [640] <text:s/>[120] <text:s/>[150] <text:span text:style-name="T7">(Il faut un peu deviner...)</text:span></text:p>
      <text:p text:style-name="P1">250 <text:s/>ordre chrono et logique(tf6)(361425) <text:s text:c="4"/>score: 6(1) [361425] <text:span text:style-name="T7">(Pour une fois, j'ai mis le début de codage["tf6"] des fichiers néc à cet item: allez voir : "tf6i.tif ; TF6ORDLO.JPG ; TF6ORDLO.TXT; ### "tf6ordlo.frm", "tf6ordlo.vbp" <text:s/>et "tf6ordlo.vbw " [là, c'est les morceaux de programme qui traitent l'exo en VB6.0 et pour lesquels il faut posséder le Visual Basic 6.0 si on veut les modifier(améliorer)-] ; ensuite, ordre correct des paragraphes puis score et ordre donné par l'utilisateur...encore réveillé!!! </text:span></text:p>
      <text:p text:style-name="P1"><text:s/>[Il était une fois une misérable servante qui était propre et travailleuse.] ; <text:s text:c="3"/>[Un matin, comme elle arrivait pour se mettre au travail, elle trouva une lettre.] ; <text:s text:c="3"/>[Comme elle ne savait pas lire, elle posa son balai et porta la missive à ses maîtres.] ; <text:s text:c="3"/>[C'était une invitation des nains qui lui demandaient si elle accepterait d'être marraine d'un de leurs enfants.] ; <text:s text:c="3"/>[Elle ne savait que répondre, mais finit par se décider, les maîtres l'ayant convaincue que l'on ne pouvait décliner une invitation de cet ordre.] ; <text:s text:c="3"/>[Trois petits nains vinrent la chercher pour l'amener au c<text:span text:style-name="T32">œur d'une montagne creuse o</text:span>ù vivaient les petits hommes.] <text:span text:style-name="T7">(...Pour une fois encore, j'ai rappelé l'histoire ds l'ordre!)</text:span> <text:s text:c="2"/></text:p>
      <text:p text:style-name="P1">119b <text:s text:c="8"/>Add/sstr? (se repérer dans le temps: les âges + choix des données): aller de 1907(nais.RG) à 1929(1e av tintin)= publie à 22 ans <text:s text:c="2"/>score sur 1:1 <text:s text:c="3"/>[22] <text:s text:c="6"/>calculs:[1929-1907 = 22 ] <text:span text:style-name="T7">(A la fois compréhension des infos (français, je crois) et calcul) - Après la réponse de l'élève, on a relevé le calcul qu'i la saisi - S'il n'apparaît pas c'est que l'utilisateur l'a fait de tête sans le poser. (Même s'il avait fait le calcul mentalement, la réponse aurait été considérée comme juste.)</text:span></text:p>
      <text:p text:style-name="P1">409 <text:s text:c="2"/>types de phrases(impér/interro/impér forme négat) <text:span text:style-name="T7">[Les formes demandées]</text:span> <text:span text:style-name="T7">(Ici, j'ai eu la flegme de joindre toutes les réponses possibles ==&gt; voir le fichier.txt " ")</text:span></text:p>
      <text:p text:style-name="P1"><text:s text:c="4"/>score sur 3: 3 <text:s text:c="3"/>score: 3 <text:s/>Ne raccroche pas.(j) ; <text:s text:c="2"/>As-tu noté le numéro du devoir de mathématiques ?(j) ; <text:s text:c="2"/>Ne raccroche pas.(j) ; <text:s text:c="126"/><text:span text:style-name="T7">(Après le score, liste des propositions surlignées par le type qu'on fait bosser.)</text:span></text:p>
      <text:p text:style-name="P1">260 <text:s/>Utiliser info dans tableau(NON;non;OUI;non-cisaille-(bois-carton-métal); <text:s/>justes: <text:s/>6 <text:s/>rép.él.: <text:s/>1[non] <text:s/>; <text:s/>2[non] <text:s/>; <text:s/>3[oui] <text:s/>; <text:s/>4[non] <text:s/>; <text:s/>5[C'est une cisaille] <text:s/>; <text:s/>6[Ce sont le carton , le bois et le métal.] <text:s/>;<text:span text:style-name="T7">(sans commentaire: schéma habituel: rappel des réponses exactes; score ; réponses du type qui commence à en avoir marre de s'y coller...Il est au 8e exo... encore 2 et il ne le sait pas!</text:span> </text:p>
      <text:p text:style-name="P1">408 <text:s/>personnes et temps du mode indicatif:a) repérer verbes; b) nommer temps <text:span text:style-name="T7">(Ici, j'ai eu la flegme de joindre toutes les réponses possibles ==&gt; voir le fichier.txt " ")</text:span></text:p>
      <text:p text:style-name="Standard"><text:s text:c="2"/>score sur 3: 8</text:p>
      <text:p text:style-name="P1">score: 8 <text:s/>adorait(j) ; <text:s text:c="2"/>ai trop mangé(j) ; <text:s text:c="2"/>se mit(j) ; <text:s text:c="2"/>fut(j) ; <text:s text:c="2"/>troisième personne du pluriel passé simple(j) <text:s/>; <text:s text:c="2"/>troisième personne du singulier passé simple(j) <text:s/>; <text:s text:c="2"/>première personne du singulier présent(j) <text:s/>; <text:s text:c="2"/>première personne du singulier présent(j) <text:s/>; <text:s text:c="2"/><text:span text:style-name="T7">(schéma habituel ... Il arrive à la fin de ses misères... plus qu'un et il ne le sait pas!)</text:span></text:p>
      <text:p text:style-name="P1">118 <text:s text:c="2"/>tracer un carré de même périmètre qu'un rectangle: (8+4)/2 <text:s text:c="4"/>; <text:s text:c="3"/>score sur 1:1 <text:s text:c="3"/>réponse: [( 60 + 60 )x 2 =&gt; 240] <text:span text:style-name="T7">(Sur un quadrillage gradué en cm2 (pas le cours; mais l'autre!), tracer un carré conforme à la demande..(.Là aussi, il a fallu multiplier les exos d'entraînement!!!)</text:span></text:p>
      <text:p text:style-name="P7">......Enfin, l'ordi lui dit qu'il peut s'arrêter (10 exos)............ouf!</text:p>
      <text:p text:style-name="Standard"><text:soft-page-break/>---------------------------------------------------------------------------------------</text:p>
      <text:p text:style-name="P1">01/09/2024 <text:s text:c="3"/>02:47:45 <text:span text:style-name="T7">(Allez, on n'a pas encore assez sommeil... On repique en donnant bien exactement le même nom;"e010924" </text:span></text:p>
      <text:p text:style-name="P1">102 <text:s text:c="4"/>tracer périmètre et aire: (distinguer) ; <text:s text:c="3"/>score sur 2:2 <text:s text:c="2"/>; <text:s text:c="2"/>(P=20 cm) [ 50 )( 50 )=&gt; 200] <text:s/>; (A=20 cm2) [ 20 )( 100 )=&gt; 2000] <text:s/>; (<text:span text:style-name="T7">Pour une fois, le hasard fait bien les choses: on reprend sur le même type d'exercice que le précédent ; tracer sur quadrillage...Voyons: le carré fait bien partie de la famille des rectangles, même s'il est un peu original de faire tout pareil...)</text:span></text:p>
      <text:p text:style-name="P33">116 <text:s text:c="4"/>intercaler:3,4 &lt; <text:s/>? <text:s/>&lt; 3,5 <text:s text:c="2"/>faux cochés: <text:s text:c="3"/>non cochés: <text:s text:c="3"/>score: 3 <text:span text:style-name="T7">(Là aussi, il en fallu des exos d'entraînement avec des repérages sur bandes graduées, avec des maisons numérotées à la campagne avec beaucoup de terrain non construit entre les N°s "3" et "4"...Alors, il a fallu un système bien plus performant que "3 bis" ; "3 ter",un système à l'infini où même la petite fourmi passée devant le notaire pourra recevoir le courrier recommandé de la cigale qu habite(en squatt,bien sûr!) au N° "3,4999999999"...)</text:span></text:p>
      <text:p text:style-name="P7">############## Là, le type commence à piquer du nez....Il ne s'agit pas que SON nez tombe sur la touche [ENTREE)...Alors, sagement, il clique sur la croix , ouvre le fichier de résultats "e010924.txt", fait du copier-coller et commence à dire des bêtises qui le tiennent évéillé ...A vous de poursuivre le test et la copie commentée des résultats... en étant plus sérieux que ce type-là!!!############################ </text:p>
      <text:p text:style-name="P26">---------------------------------------------------------------------------------------</text:p>
      <text:p text:style-name="P10">Une petite reprise plus tard sur l'ordi W11 pour voir ce qui est sur la clé USB fonctionne avec un autre ordi que le W7 :</text:p>
      <text:p text:style-name="P26">03/09/2024 <text:s text:c="3"/>02:16:23</text:p>
      <text:p text:style-name="P26">125 <text:s/>Div par excès:ouvrir 3 bouteilles ; div par défaut:12 nappes ;<text:span text:style-name="T48">(&lt;=résultats exacts, puis score)=&gt;</text:span> score: <text:s text:c="2"/>2 <text:s text:c="3"/>err: 0 <text:span text:style-name="T48">(suivent réponses élève:)</text:span> rép. él: [12 b] 4x12=48 restent 2 m ; [3 tables] 8+8=16 Avec 2 bouteilles, on peut servir 16 élèves; il faut donc ouvrir une 3e bouteille pour servir les 4 derniers!<text:span text:style-name="T48">(Ses commentaires sont enregistrés)</text:span></text:p>
      <text:p text:style-name="P26">265 <text:s text:c="6"/>Relever info dans tableau(4-pin maritime-hêtre-hêtre-(chêne vert+pin maritime) <text:s/><text:span text:style-name="T48">(&lt;=résultats exacts, puis score)=&gt;</text:span> <text:s/>justes: <text:s/>5 <text:span text:style-name="T48">(puis réponses élève... reproduites telles qu'il les a formulées:) </text:span><text:s/>1[4] <text:s text:c="2"/>; <text:s text:c="2"/>2[C'est le pin maritime. <text:s/>] <text:s text:c="2"/>; <text:s text:c="2"/>3[C'est le hêtre. <text:s/>] <text:s text:c="2"/>; <text:s text:c="2"/>4[C'est encore le hêtre, le hêtre, te dis-je! <text:s/>T'as pas entendu; LE HËTRE!] <text:s text:c="2"/>; <text:s text:c="2"/>5[chêne vert et pin maritime. <text:s text:c="2"/>chêne vert et pin maritime. <text:s text:c="2"/>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chêne vert et pin maritime. <text:s text:c="2"/>chêne vert et pin maritime. chêne vert et pin maritime. chêne vert et pin maritime. chêne vert et pin maritime. chêne vert et pin maritime. ] <text:s text:c="2"/>; <text:span text:style-name="T48"><text:s/>(Il s'est amusé à faire « copier-coller » pour voir si ça plantait.)</text:span></text:p>
      <text:p text:style-name="P26">513 <text:s text:c="3"/>sens guidé par accord Aq ou pp <text:s text:c="2"/><text:span text:style-name="T48">(J'ai oublié de noter les rép justes)</text:span> <text:s text:c="2"/>score:6 <text:s/>-- <text:s/><text:span text:style-name="T48">(réponses élève ==&gt; )</text:span> une fille rép.él:[venue venue venue ve] <text:s text:c="3"/>-- <text:s text:c="2"/>un garçon rép.él:[déguisé,content,dégu] <text:s text:c="3"/>-- <text:s text:c="2"/>deux filles rép.él:[cachées, steakachées] <text:span text:style-name="T48"><text:s/>(malgré les bêtises qu'il a ajoutées, l'ordi a repéré, ds la chaîne de caractères, les mots attendus... Donc, un petit malin qui recopierait tout le texte aurait juste!!!)</text:span></text:p>
      <text:p text:style-name="P26">203 <text:s text:c="2"/>Tintin:sens/renseign ponctuels:(a) cocher <text:s/>b)relever info) <text:s/>; <text:s/>faux cochés: <text:s/>0 <text:s text:c="2"/>non cochés: <text:s/>0 <text:s text:c="2"/>score: 4-0</text:p>
      <text:p text:style-name="P26">{Georges Rémi-Tintin au Tibet-3 mars 1983-le Petit Vingtième} <text:s/><text:span text:style-name="T48">(&lt;== réponses exactes) // (réponses élève ==&gt; )</text:span> rép. él.: REMY Georges ; Tintin au Tibet ; en 1983 le troisième jour du troisième mois de l'année -mars <text:span text:style-name="T48">(&lt;==je ne comprends pas pourquoi c'est compté juste, car ce n'est pas la chaîne de caractères attendue ==&gt;)</text:span>; Le Petit 20e ; </text:p>
      <text:p text:style-name="P26">112 <text:s text:c="4"/>voc:double: <text:s text:c="4"/>faux cochés: <text:s/>0 ; <text:s text:c="2"/>non cochés: <text:s/>0 <text:s/>- <text:s/>score: 3 -(faux:) 0 <text:span text:style-name="T48"><text:s/>(Je constate que j'ai oublié de signaler la 1e réponse juste : « double/2 fois plus ».)</text:span> <text:s text:c="3"/>tiers(24:3):<text:span text:style-name="T48">&lt;==( 2e réponse juste // réponse élève) ==&gt;</text:span> <text:s/>rel:24 : 3</text:p>
      <text:p text:style-name="P26">518 <text:s text:c="3"/>accords: <text:s text:c="3"/>score sur 8:8 --- <text:s text:c="4"/>[trempées]trempées <text:s text:c="4"/>--- <text:s text:c="4"/>[se sont glissées]se sont glissées <text:s text:c="4"/>--- <text:s text:c="4"/>[Elles sont]Elles sont <text:s text:c="4"/>--- <text:s text:c="4"/>[noires]noires <text:s text:c="4"/>--- <text:s text:c="4"/>[paraissent]paraissent <text:s text:c="4"/>--- <text:s text:c="4"/>[indifférentes]indifférentes <text:s text:c="4"/>--- <text:s text:c="4"/>[Majestueuses]Majestueuses <text:s text:c="4"/>--- <text:s text:c="4"/>[elles s'approchent]elles s'approchent <text:s/><text:span text:style-name="T48"><text:s/>( entre crochets [ ], la réponse exacte et, à droite la réponse élève)</text:span></text:p>
      <text:p text:style-name="P26">101 <text:s text:c="5"/>repérage centièmes <text:span text:style-name="T48"><text:s/>(repèrages sur une bande graduée en centièmes entre 0,80 et 2,20..à peu près si mes souvenirs sont bons) **Il en a fallu des exos d'entraînement !!! -cf N° 116 <text:s text:c="4"/>intercaler:3,4 &lt; <text:s/>? <text:s/>&lt; 3,5 -.</text:span></text:p>
      <text:p text:style-name="P26">[1.89 - rép.él.: RJ: 1.89] <text:s text:c="2"/>[1.02 - rép.él.: RJ: 1.02] <text:s text:c="2"/>[1.07 – rép.é l.: RJ: 1.07] <text:s text:c="2"/>[1.66 - rép.él.: RJ: 1.66] <text:s text:c="2"/>[1.86 - rép.él.: RJ: 1.86] <text:s text:c="2"/>5 <text:span text:style-name="T48">(sans commentaire)</text:span></text:p>
      <text:p text:style-name="P26">107 <text:s text:c="4"/>add/sstr à trous: <text:s text:c="3"/>justes : 7</text:p>
      <text:p text:style-name="P26">(1:2/2) ==&gt;el[4028+213=4241/ju4028 + 213 = 4241] <text:s text:c="3"/>(2:2/2) ==&gt;el[226-72=154/ju226 - 72 = 154] <text:s text:c="3"/>(3:3/3) ==&gt;el[625-349=276/ju625 - 349 = 276] <text:s/><text:span text:style-name="T48"><text:s text:c="2"/>Je ne suis pas rigoureux : ici, c'est la réponse élève « el » qui est donnée en premier, puis la réponse exacte « ju ».</text:span></text:p>
      <text:p text:style-name="P26">103 <text:s text:c="5"/>repérer parallèles <text:s text:c="3"/>score: <text:span text:style-name="T48">(Là, je constate un pb : pas de réponse juste, pas de réponse élève <text:s/>[J'ai essayé de </text:span><text:soft-page-break/><text:span text:style-name="T48">pointer la souris sur la seconde parallèle <text:s/>mais ça n'a pas fonctionné] (En outre l'item suivant est sur la même ligne : j'ai dû oublier un « chr(13) »-retour à la ligne-</text:span>1202 <text:s/>Tintin-sens paragraphes:(3412) <text:s text:c="3"/>justes : <text:s/>4 ; <text:s/>faux: <text:s/>0 - <text:s text:c="2"/>score: 4<text:span text:style-name="T48">(oubli d'espace!)</text:span>L'album le plus réussi <text:s text:c="5"/><text:span text:style-name="T48">(j'aurais du ajouter ==&gt; ) <text:s/></text:span><text:s text:c="8"/>N° <text:s/>3 <text:s text:c="3"/>; <text:s text:c="2"/>Un personnage inoubliable <text:s text:c="7"/>N° <text:s/>4 <text:s text:c="3"/>; <text:s text:c="2"/>La présentation de Hergé <text:s text:c="10"/>N° <text:s/>1 <text:s text:c="3"/>; <text:s text:c="2"/>La popularité de la collection <text:s text:c="3"/>N° <text:s/>2 <text:s text:c="3"/>; <text:s/><text:span text:style-name="T48"><text:s/>(C'est l'ordre dans lequel sont affichés à l'écran les titres à numéroter.)</text:span></text:p>
      <text:p text:style-name="P24">** pour tester une reprise sur le 3e ordi :</text:p>
      <text:p text:style-name="P26">e010924</text:p>
      <text:p text:style-name="P26">---------------------------------------------------------------------------------------</text:p>
      <text:p text:style-name="P26">03/09/2024 <text:s text:c="3"/>02:28:17</text:p>
      <text:p text:style-name="P26">106 <text:s text:c="5"/>add/sstr en ligne</text:p>
      <text:p text:style-name="P26">(1 ==&gt;ju[6,25 + 12,85 = 19,10 /rép.él: 19,10] <text:s text:c="2"/>(2 ==&gt;ju[9,37 - 4,6 = 4,77 /rép.él: 4,77] <text:s text:c="2"/>(3 ==&gt;ju[6,75 - 5 = 1,75 /rép.él: 1,75] <text:s text:c="2"/>(4 ==&gt;ju[15 - 10,75 = 4,25 /rép.él: 04,25] <text:s text:c="2"/>(4/4) <text:span text:style-name="T48">(sans commentaires)</text:span></text:p>
      <text:p text:style-name="P26">204 <text:s text:c="4"/>Tintin:chercher sens pour calcul <text:s text:c="2"/>1907? <text:s text:c="4"/>1: <text:s/>faux cochés: <text:s/>0 <text:s text:c="2"/>non cochés: <text:s/>0 <text:s/>- <text:s text:c="2"/>score: 1 - 0</text:p>
      <text:p text:style-name="P26">1983-76=1907 <text:s text:c="2"/>; <text:span text:style-name="T48"><text:s text:c="2"/>(année de naissance de RG ?)</text:span></text:p>
      <text:p text:style-name="P26">350 <text:s text:c="2"/>ordre alphabétique(tf7)(8-11-16-5-1) <text:s text:c="3"/>score: 5</text:p>
      <text:p text:style-name="P26"><text:s/>{DRUON M.-FALLET R-GRIMM J,[oui]} <text:s/>; <text:s text:c="2"/>{KÄSTNER -KIPLING -PERRAULT[oui]} <text:s/>; <text:s text:c="2"/>{VERNE J.-WILDE O.-WILSON J[oui]} <text:s/>; <text:s text:c="2"/>{CHERGUAL-CHRISTIE-CHUGNON [oui]} <text:s/>; <text:s text:c="2"/>{BERNA P.-BEUZON F-BONZON P[oui]} <text:s/>; <text:s/></text:p>
      <text:p text:style-name="P27">Celui du milieu est l'auteur que l'élève a intercalé « <text:span text:style-name="T25">{DRUON M.-</text:span><text:span text:style-name="T46">FALLET R</text:span><text:span text:style-name="T25">-GRIMM J,[oui]}</text:span>… J'aurais du faire des erreurs pour monter l'affichage dans ce cas. *** encore un <text:s/>exercice qui n'est pas évident pour les élèves !</text:p>
      <text:p text:style-name="P26"><text:span text:style-name="T47"/></text:p>
      <text:p text:style-name="P26">03/09/2024 <text:s text:c="3"/>02:31:46</text:p>
      <text:p text:style-name="P26">119 <text:s text:c="8"/>Add/sstr? (se repérer dans le temps: les âges): 11(Marie)+32 de plus=43 ans(sa mère) <text:s text:c="2"/>score sur 1:1<text:span text:style-name="T48">( &lt;== réponse exacte et score // <text:s/>Réponse élève ==&gt;) </text:span><text:s/>[43] <text:s text:c="6"/>calculs:[32+11=43]</text:p>
      <text:p text:style-name="P34"/>
      <text:p text:style-name="P26"/>
      <text:p text:style-name="P34">-<text:span text:style-name="T47">** pour tester une reprise sur le 3e ordi :</text:span></text:p>
      <text:p text:style-name="P26">03/09/2024 <text:s text:c="3"/>05:01:10</text:p>
      <text:p text:style-name="P26">117 <text:s text:c="3"/>mult/div par 10,100,1000</text:p>
      <text:p text:style-name="P26">(1 ==&gt;ju[63 x 10 = 630 /r.el 630] <text:s/>(2 ==&gt;ju[1,54 x 1000 = 1540 /r.el 1540] <text:s/>(3 ==&gt;ju[7,14 x 100 = 714 /r.el 714] <text:s/>(4 ==&gt;ju[67 : 100 = 0,67 /r.el 0,67] <text:s/>(5 ==&gt;ju[325,6 : 10 = 32,56 /r.el 32,56] <text:s/>(6 ==&gt;ju[3000,6 : 1000 = 3,0006 /r.el 3,0006] <text:s text:c="6"/>(6/6) <text:span text:style-name="T48">(Sans commentaire)</text:span></text:p>
      <text:p text:style-name="P26">---------------------------------------------------------------------------------------</text:p>
      <text:p text:style-name="P7"/>
      <text:p text:style-name="P12">###(Vous pouvez essayer de poursuivre cet essai incomplet en tapant "o"(oui) à la demande "Voulez-vous .... " puis en affichant exactement le nom "e010924" (limité à 8 caractères) . ################################</text:p>
      <text:p text:style-name="P1"><text:span text:style-name="T29">*(Certains relevés de réponses se terminent par un point-virgule: c'est que le type a eu la flegme de traiter (Je ne veux pas dire l'insulter!) la chaîne de caractères en fin de saisie: <text:s/>[variable_string </text:span><text:span text:style-name="T10">=</text:span><text:span text:style-name="T29"> left (variable_string , len(variable_string)-1)]...</text:span></text:p>
      <text:p text:style-name="P1"><text:span text:style-name="T7">Ce type a mis près d'une semaine à comprendre que ce n'était pas le signe </text:span><text:span text:style-name="T17">"égal", </text:span><text:span text:style-name="T7">mais que ,la case-mémoire pouvant changer de valeur, on lui demandait de prendre pour valeur ce qui suivait le signe "</text:span><text:span text:style-name="T17">prend pour valeur" </text:span><text:span text:style-name="T7">... Alors, c'est là qu'il a compris le sens du mot "variable" dont on lui avait rabâché les oreilles dans les années 60 et qu'il a pu se mettre à programmer sur le ZX81...à un seul Ko (plus le module branlant de 16 Ko)...Il fallait être économe en caractères à l'époque!</text:span></text:p>
      <text:p text:style-name="P28">Il serait judicieux de tester en faisant un maximum d'erreurs … je suppose que les utilisateurs s'en chargeront...</text:p>
      <text:p text:style-name="P1"><text:span text:style-name="T49">-----</text:span><text:span text:style-name="T7">----------------------------------------------------- </text:span><text:span text:style-name="T11">3</text:span><text:span text:style-name="T22">-</text:span><text:span text:style-name="T7">------------------------------------------------------------------</text:span></text:p>
      <text:p text:style-name="Standard">#####################################################################################</text:p>
      <text:p text:style-name="P13">J'ai eu la flegme de recopier séparément la liste des 41 exos: vous les retrouverez à l'intérieur d'une copie du module du programme qui les liste.</text:p>
      <text:p text:style-name="Standard">#####################################################################################</text:p>
      <text:p text:style-name="Standard">Private Sub testx6()</text:p>
      <text:p text:style-name="P1">'<text:span text:style-name="T33"> ******************* </text:span><text:span text:style-name="T34">CHOIX DES DIVERS EXERCICES (41 petits tests)</text:span><text:span text:style-name="T33"> *********************</text:span></text:p>
      <text:p text:style-name="P1"><text:span text:style-name="T33">' ***** Quand un </text:span><text:span text:style-name="T7">*.vbp</text:span><text:span text:style-name="T33"> est signalé (40 exos/41), on peut -si on possède le visual basic 6- créer 40 petits exercices de révision <text:s/>en modifiant légèrement les *.frm (enlever "Private Sub enreg()" et son appel,)</text:span></text:p>
      <text:p text:style-name="P8">'S'ils sont nécessaires, les fichiers *.jpg et *.txt associés sont nommés pour chaque exo.</text:p>
      <text:p text:style-name="P17"><text:soft-page-break/><text:s/>'*********************************************************************************</text:p>
      <text:p text:style-name="Standard">dcli = 0</text:p>
      <text:p text:style-name="P17">'faire un hasard et tester si ce n'est pas passé: select.../annonce des points</text:p>
      <text:p text:style-name="Standard">5 hzd = Int(Rnd * 41): If x6xxo(hzd) &lt;&gt; 0 Then GoTo 5</text:p>
      <text:p text:style-name="Standard">Picture2.Picture = LoadPicture(fic + "imagsuite.jpg")</text:p>
      <text:p text:style-name="Standard">x6xxo(hzd) = -1: nx6xxo = nx6xxo + 1: encours = encours + 1: tfin = 0</text:p>
      <text:p text:style-name="P18">'==========================================================================</text:p>
      <text:p text:style-name="P9">‘Description des 41 tests :</text:p>
      <text:p text:style-name="Standard">Select Case hzd</text:p>
      <text:p text:style-name="Standard">Case 0</text:p>
      <text:p text:style-name="Standard">Load ctxt1</text:p>
      <text:p text:style-name="P1"><text:span text:style-name="T33"><text:s/>' *** FR -Robinson - sens d'après contexte:clepsydre</text:span><text:span text:style-name="T36">*** -ctxt1.vbp-</text:span></text:p>
      <text:p text:style-name="Standard">MsgBox (cmtx + Chr(10) + Chr(10) + "En répondant tout juste, tu peux obtenir" + Str(3 * (4 - esjeu)) + " points.") : <text:s/>ctxt1.Visible = True</text:p>
      <text:p text:style-name="Standard">Case 1</text:p>
      <text:p text:style-name="Standard">Load ope</text:p>
      <text:p text:style-name="P1"><text:span text:style-name="T33"><text:s/>' *** MATH- add/sstr en colonnes (tm6-5.txt) </text:span><text:span text:style-name="T36">*** -ope.vbp-</text:span></text:p>
      <text:p text:style-name="Standard">MsgBox (cmtx + Chr(10) + Chr(10) + "En répondant tout juste, tu peux obtenir" + Str(8 * (4 - esjeu)) + " points.") : <text:s/>ope.Visible = True</text:p>
      <text:p text:style-name="Standard">Case 2</text:p>
      <text:p text:style-name="Standard">Load opelin </text:p>
      <text:p text:style-name="P1"><text:span text:style-name="T33">' *** MATH- add/sstr en ligne (tm6-7.txt)</text:span> <text:span text:style-name="T36">*** -opelin.vbp-</text:span></text:p>
      <text:p text:style-name="Standard">MsgBox (cmtx + Chr(10) + Chr(10) + "En répondant tout juste, tu peux obtenir" + Str(8 * (4 - esjeu)) + " points.") : <text:s/>opelin.Visible = True</text:p>
      <text:p text:style-name="Standard">Case 3</text:p>
      <text:p text:style-name="Standard">Load peraire</text:p>
      <text:p text:style-name="P1"><text:span text:style-name="T33"><text:s/>' *** MATH- géométrie: périmètre ou aire</text:span> <text:span text:style-name="T36">*** -peraire.vbp-</text:span></text:p>
      <text:p text:style-name="Standard">MsgBox (cmtx + Chr(10) + Chr(10) + "En répondant tout juste, tu peux obtenir" + Str(6 * (4 - esjeu)) + " points.") : <text:s/>peraire.Visible = True</text:p>
      <text:p text:style-name="Standard">Case 4</text:p>
      <text:p text:style-name="Standard">Load oevadec</text:p>
      <text:p text:style-name="P1"><text:span text:style-name="T33"><text:s/>' *** MATH- Evaluer un décimal sur une bande graduée</text:span> <text:span text:style-name="T36">*** -oevadec.vbp-</text:span></text:p>
      <text:p text:style-name="Standard">MsgBox (cmtx + Chr(10) + Chr(10) + "En répondant tout juste, tu peux obtenir" + Str(7.5 * (4 - esjeu)) + " points.") : <text:s/>oevadec.Visible = True</text:p>
      <text:p text:style-name="Standard">Case 5</text:p>
      <text:p text:style-name="Standard">Load opetrou </text:p>
      <text:p text:style-name="P1"><text:span text:style-name="T33">' *** MATH- Opérations à trous (add/sstr) (tm6-7.txt)</text:span><text:span text:style-name="T36"> *** -opetrou.vbp-</text:span></text:p>
      <text:p text:style-name="Standard">MsgBox (cmtx + Chr(10) + Chr(10) + "En répondant tout juste, tu peux obtenir" + Str(7 * (4 - esjeu)) + " points.") : <text:s/>opetrou.Visible = True</text:p>
      <text:p text:style-name="Standard">Case 6</text:p>
      <text:p text:style-name="Standard">Load parperp</text:p>
      <text:p text:style-name="P1"><text:span text:style-name="T33"><text:s/>' *** MATH- géométrie: distinguer parallèles et perpendiculaires</text:span> <text:span text:style-name="T36">*** -parperp.vbp-</text:span></text:p>
      <text:p text:style-name="Standard">MsgBox (cmtx + Chr(10) + Chr(10) + "En répondant tout juste, tu peux obtenir" + Str(2 * (4 - esjeu)) + " points.") : <text:s/>parperp.Visible = True</text:p>
      <text:p text:style-name="Standard">Case 7</text:p>
      <text:p text:style-name="Standard">Load perparc</text:p>
      <text:p text:style-name="P1"><text:span text:style-name="T33"><text:s/>' *** MATH- géométrie: repérer des perpendiculaires</text:span> <text:span text:style-name="T36">*** -perparc.vbp-</text:span></text:p>
      <text:p text:style-name="Standard">MsgBox (cmtx + Chr(10) + Chr(10) + "En répondant tout juste, tu peux obtenir" + Str(1 * (4 - esjeu)) + " points.") : <text:s/>perparc.Visible = True</text:p>
      <text:p text:style-name="Standard">Case 8</text:p>
      <text:p text:style-name="Standard">Load rinfot</text:p>
      <text:p text:style-name="P1"><text:span text:style-name="T33"><text:s/>' *** FR/SVT - repérer infos dans un tableau (arbres: pin maritime chêne vert hêtre mélèze (tfr3qu.jpg )</text:span> <text:s text:c="11"/>-<text:span text:style-name="T36"> *** -rinfot1.vbp-</text:span></text:p>
      <text:p text:style-name="Standard">MsgBox (cmtx + Chr(10) + Chr(10) + "En répondant tout juste, tu peux obtenir" + Str(5 * (4 - esjeu)) + " points.") : <text:s/>rinfot.Visible = True</text:p>
      <text:p text:style-name="Standard"><text:soft-page-break/>Case 9</text:p>
      <text:p text:style-name="Standard">Load tf4chron </text:p>
      <text:p text:style-name="P1"><text:span text:style-name="T33">' *** FR Se repèrer ds la chronologie "Guillaume :repère jeu -activité- aide gd-mère -récpse -achète jeu "</text:span> <text:s text:c="5"/><text:span text:style-name="T36">*** -tf4chron.vbp</text:span>-</text:p>
      <text:p text:style-name="Standard">MsgBox (cmtx + Chr(10) + Chr(10) + "En répondant tout juste, tu peux obtenir" + Str(4.5 * (4 - esjeu)) + " points.") : <text:s/>tf4chron.Visible = True</text:p>
      <text:p text:style-name="Standard">Case 10</text:p>
      <text:p text:style-name="Standard">Load tf5det</text:p>
      <text:p text:style-name="P1"><text:span text:style-name="T33"><text:s/>' *** FR Choisir le déterminant correct : une/notre-ma/ma/Ce/toutes/de-quelques</text:span> <text:span text:style-name="T36">*** -tf5det.vbp-</text:span></text:p>
      <text:p text:style-name="Standard">MsgBox (cmtx + Chr(10) + Chr(10) + "En répondant tout juste, tu peux obtenir" + Str(5 * (4 - esjeu)) + " points.") : <text:s/>tf5det.Visible = True</text:p>
      <text:p text:style-name="Standard">Case 11</text:p>
      <text:p text:style-name="Standard">Load tf7alph</text:p>
      <text:p text:style-name="P1"><text:span text:style-name="T33"><text:s/>' *** FR Ordre alphabétique auteurs (tf7a.txt)</text:span><text:span text:style-name="T36"> *** -tf7alph.vbp-</text:span></text:p>
      <text:p text:style-name="Standard">MsgBox (cmtx + Chr(10) + Chr(10) + "En répondant tout juste, tu peux obtenir" + Str(5 * (4 - esjeu)) + " points.") : <text:s/>tf7alph.Visible = True</text:p>
      <text:p text:style-name="Standard">Case 12</text:p>
      <text:p text:style-name="Standard">Load tf6ordlo</text:p>
      <text:p text:style-name="P1"><text:span text:style-name="T33"><text:s/>' *** FR Ordre chronologique et logique (La petite servante, marraine d'enfant de nains -361425-)</text:span> <text:s text:c="15"/><text:span text:style-name="T36">*** -tf6ordlo.vbp-</text:span></text:p>
      <text:p text:style-name="Standard">MsgBox (cmtx + Chr(10) + Chr(10) + "En répondant tout juste, tu peux obtenir" + Str(5 * (4 - esjeu)) + " points.") : <text:s/>tf6ordlo.Visible = True</text:p>
      <text:p text:style-name="Standard">Case 13</text:p>
      <text:p text:style-name="Standard">Load encadr</text:p>
      <text:p text:style-name="P1"><text:span text:style-name="T33"><text:s/>' *** MATH- Encadrements entre 3,4 et 3,5</text:span> <text:span text:style-name="T36">*** -qcm.vbp-</text:span></text:p>
      <text:p text:style-name="Standard">MsgBox (cmtx + Chr(10) + Chr(10) + "En répondant tout juste, tu peux obtenir" + Str(3 * (4 - esjeu)) + " points.") : <text:s/>encadr.Visible = True</text:p>
      <text:p text:style-name="Standard">Case 14</text:p>
      <text:p text:style-name="Standard">Load tintin0</text:p>
      <text:p text:style-name="P1"><text:span text:style-name="T33"><text:s/>' *** <text:s/>FR txt TINTIN sens/renseignements ponctuels - compréhension</text:span> <text:span text:style-name="T36">*** -tintin0.vbp-</text:span></text:p>
      <text:p text:style-name="Standard">MsgBox (cmtx + Chr(10) + Chr(10) + "En répondant tout juste, tu peux obtenir" + Str(6 * (4 - esjeu)) + " points.") : <text:s/>tintin0.Visible = True</text:p>
      <text:p text:style-name="Standard">Case 15</text:p>
      <text:p text:style-name="Standard">Load tinitin1</text:p>
      <text:p text:style-name="P1"><text:span text:style-name="T33"><text:s/>' *** <text:s/>FR txt TINTIN (</text:span><text:span text:style-name="T35">attention "tinitin1"</text:span><text:span text:style-name="T33">) - titre + compréhension</text:span><text:span text:style-name="T36"> *** -tintin1.vbp-</text:span></text:p>
      <text:p text:style-name="Standard">MsgBox (cmtx + Chr(10) + Chr(10) + "En répondant tout juste, tu peux obtenir" + Str(3 * (4 - esjeu)) + " points.") : <text:s/>tinitin1.Visible = True</text:p>
      <text:p text:style-name="Standard">Case 16</text:p>
      <text:p text:style-name="Standard">Load tintin2</text:p>
      <text:p text:style-name="P1"><text:span text:style-name="T33"><text:s/>' *** <text:s/>FR txt TINTIN Sens paragraphes <text:s/>(3412)</text:span><text:span text:style-name="T36"> *** -tintin2.vbp-</text:span></text:p>
      <text:p text:style-name="Standard">MsgBox (cmtx + Chr(10) + Chr(10) + "En répondant tout juste, tu peux obtenir" + Str(4 * (4 - esjeu)) + " points.") : <text:s/>tintin2.Visible = True</text:p>
      <text:p text:style-name="Standard">Case 17</text:p>
      <text:p text:style-name="Standard">Load tintin3</text:p>
      <text:p text:style-name="P1"><text:span text:style-name="T33"><text:s/>' <text:s/>*** FR/MATH txt TINTIN Renseignements et logique - calcul : 1907 âge</text:span> <text:span text:style-name="T36">*** -tintin3.vbp-</text:span></text:p>
      <text:p text:style-name="Standard">MsgBox (cmtx + Chr(10) + Chr(10) + "En répondant tout juste, tu peux obtenir" + Str(8 * (4 - esjeu)) + " points.") : <text:s/>tintin3.Visible = True</text:p>
      <text:p text:style-name="Standard">Case 18</text:p>
      <text:p text:style-name="Standard">Load tm10</text:p>
      <text:p text:style-name="P1"><text:span text:style-name="T33"><text:s/>' *** MATH Valeur approchée (tm6-10.txt)</text:span> <text:span text:style-name="T36">*** -tm10.vbp-</text:span></text:p>
      <text:p text:style-name="Standard">MsgBox (cmtx + Chr(10) + Chr(10) + "En répondant tout juste, tu peux obtenir" + Str(5 * (4 - esjeu)) + " points.") : <text:s/>tm10.Visible = True</text:p>
      <text:p text:style-name="Standard">Case 19</text:p>
      <text:p text:style-name="Standard">Load tm12dt</text:p>
      <text:p text:style-name="P1"><text:span text:style-name="T33"><text:s/>' *** <text:s/>MATH vocabulaire: (double - demi - moitié - tiers - triple)</text:span> <text:span text:style-name="T36">-***tm12dt.vbp-</text:span></text:p>
      <text:p text:style-name="Standard"><text:soft-page-break/>MsgBox (cmtx + Chr(10) + Chr(10) + "En répondant tout juste, tu peux obtenir" + Str(3 * (4 - esjeu)) + " points.") : <text:s/>tm12dt.Visible = True</text:p>
      <text:p text:style-name="Standard">Case 20</text:p>
      <text:p text:style-name="Standard">Load tm13hm</text:p>
      <text:p text:style-name="P1"><text:span text:style-name="T33"><text:s/>' *** <text:s/>MATH mesure du temps (tm13.jpg / tm13.txt)</text:span> <text:span text:style-name="T36">-***tm13hm.vbp-</text:span></text:p>
      <text:p text:style-name="Standard">MsgBox (cmtx + Chr(10) + Chr(10) + "En répondant tout juste, tu peux obtenir" + Str(4 * (4 - esjeu)) + " points.") : <text:s/>tm13hm.Visible = True</text:p>
      <text:p text:style-name="Standard">Case 21</text:p>
      <text:p text:style-name="Standard">Load tm14gom</text:p>
      <text:p text:style-name="P18"><text:s/>' MATH géométrie : observation d'une figure [rectangle/cercle] et calcul: longueur-rayon (tm14.jpg/tm14.txt)</text:p>
      <text:p text:style-name="P1">' <text:span text:style-name="T36">-***tm14gom.vbp-</text:span></text:p>
      <text:p text:style-name="Standard">MsgBox (cmtx + Chr(10) + Chr(10) + "En répondant tout juste, tu peux obtenir" + Str(2 * (4 - esjeu)) + " points.") : <text:s/>tm14gom.Visible = True</text:p>
      <text:p text:style-name="Standard">Case 22</text:p>
      <text:p text:style-name="Standard">Load tm35appr</text:p>
      <text:p text:style-name="P18"><text:s/>' *** <text:s/>MATH (tm35.frm) Expliquer une valeur approchée [39x19&lt;&gt;811 Pourquoi?] (tm35.jpg) </text:p>
      <text:p text:style-name="P1">'-<text:span text:style-name="T36">***tm35.vbp-</text:span></text:p>
      <text:p text:style-name="Standard">MsgBox (cmtx + Chr(10) + Chr(10) + "En répondant tout juste, tu peux obtenir" + Str(2 * (4 - esjeu)) + " points.") : <text:s/>tm35appr.Visible = True</text:p>
      <text:p text:style-name="Standard">Case 23</text:p>
      <text:p text:style-name="Standard">Load tm36nu</text:p>
      <text:p text:style-name="P1"><text:span text:style-name="T33"><text:s/>' <text:s/>*** MATH numération : (1325,54 + 4 dixièmes =?) </text:span><text:s/><text:span text:style-name="T36">-***tm36nu.vbp-</text:span></text:p>
      <text:p text:style-name="Standard">MsgBox (cmtx + Chr(10) + Chr(10) + "En répondant tout juste, tu peux obtenir" + Str(2 * (4 - esjeu)) + " points.") : <text:s/>tm36nu.Visible = True</text:p>
      <text:p text:style-name="Standard">Case 24</text:p>
      <text:p text:style-name="Standard">Load tmd10n </text:p>
      <text:p text:style-name="P1"><text:span text:style-name="T33">' <text:s/>*** MATH 3 mult puis 3 div par 10n (tm6-17.txt) ***-</text:span><text:span text:style-name="T35">Garder l'ordre 3 mult puis 3 div</text:span><text:span text:style-name="T33"> ***</text:span> <text:span text:style-name="T36">-tm10.vbp-</text:span></text:p>
      <text:p text:style-name="Standard">MsgBox (cmtx + Chr(10) + Chr(10) + "En répondant tout juste, tu peux obtenir" + Str(6 * (4 - esjeu)) + " points.") : <text:s/>tmd10n.Visible = True</text:p>
      <text:p text:style-name="Standard">Case 25</text:p>
      <text:p text:style-name="Standard">Load uinfot1</text:p>
      <text:p text:style-name="P1"><text:span text:style-name="T33"><text:s/>' <text:s/>*** FR Utiliser des info d'un tableau (nnOn - cisaille[bois-carton-métal] - pas humidité:carton,bois,métal) (uinfo1.jpg / uinfo1.txt)</text:span> <text:span text:style-name="T36">' -***uinfot1.vbp-</text:span></text:p>
      <text:p text:style-name="Standard">MsgBox (cmtx + Chr(10) + Chr(10) + "En répondant tout juste, tu peux obtenir" + Str(6 * (4 - esjeu)) + " points.") : <text:s/>uinfot1.Visible = True</text:p>
      <text:p text:style-name="Standard">Case 26  : Load tf8conj</text:p>
      <text:p text:style-name="P1"><text:span text:style-name="T33"><text:s/>' <text:s/>*** FR CONJ: passé simple - passé composé - présent mode indic (a-repèrer V ; b-nommer tps,pers)</text:span> (tf8tx.txt) ' <text:span text:style-name="T36">-***tf8.vbp-</text:span></text:p>
      <text:p text:style-name="Standard">MsgBox (cmtx + Chr(10) + Chr(10) + "En répondant tout juste, tu peux obtenir" + Str(8 * (4 - esjeu)) + " points.") : <text:s/>tf8conj.Visible = True</text:p>
      <text:p text:style-name="Standard">Case 27</text:p>
      <text:p text:style-name="Standard">Load tf9typ</text:p>
      <text:p text:style-name="P1"><text:span text:style-name="T33"><text:s/>' *** <text:s/>FR TYPES de phrases [impérative/interro/impérative forme négative] (tf9.txt)</text:span> <text:span text:style-name="T36">-***tf9typ.vbp-</text:span></text:p>
      <text:p text:style-name="Standard">MsgBox (cmtx + Chr(10) + Chr(10) + "En répondant tout juste, tu peux obtenir" + Str(8 * (4 - esjeu)) + " points.") : <text:s/>tf9typ.Visible = True</text:p>
      <text:p text:style-name="Standard">Case 28</text:p>
      <text:p text:style-name="Standard">Load tv12ply</text:p>
      <text:p text:style-name="P18"><text:s/>' FR VOC POLYSEMIE : "point" [pts cardinaux - pts(géométrie) - pt de départ - pt mort] (tv12.jpg/tv12.txt)</text:p>
      <text:p text:style-name="P1">' <text:span text:style-name="T36">-***tv12plys.vbp-</text:span></text:p>
      <text:p text:style-name="Standard">MsgBox (cmtx + Chr(10) + Chr(10) + "En répondant tout juste, tu peux obtenir" + Str(4 * (4 - esjeu)) + " points.") : <text:s/>tv12ply.Visible = True</text:p>
      <text:p text:style-name="Standard">Case 29</text:p>
      <text:p text:style-name="Standard">Load tf18acc</text:p>
      <text:p text:style-name="P1"><text:span text:style-name="T33"><text:s/>' *** <text:s/>FR ACCORDS (rplacer "le chat" par "les deux chattes" (tf18.jpg/tf18.txt) </text:span><text:span text:style-name="T36">-***tf18acc.vbp-</text:span></text:p>
      <text:p text:style-name="Standard">MsgBox (cmtx + Chr(10) + Chr(10) + "En répondant tout juste, tu peux obtenir" + Str(8 * (4 - esjeu)) + " points.") : <text:s/><text:soft-page-break/>tf18acc.Visible = True</text:p>
      <text:p text:style-name="Standard">Case 30</text:p>
      <text:p text:style-name="Standard">Load tm23</text:p>
      <text:p text:style-name="P18"><text:s/>' MATH tenir compte de plsrs données à la fois: "fleuriste" [15 fleurs/&gt;15€] ((tm23.jpg/tm23.txt) </text:p>
      <text:p text:style-name="P1">'<text:span text:style-name="T36">-*** tm23.vbp -</text:span></text:p>
      <text:p text:style-name="Standard">MsgBox (cmtx + Chr(10) + Chr(10) + "En répondant tout juste, tu peux obtenir" + Str(6 * (4 - esjeu)) + " points.") : <text:s/>tm23.Visible = True</text:p>
      <text:p text:style-name="Standard">Case 31: nsui = 0 : Load tm9prop</text:p>
      <text:p text:style-name="P1"><text:span text:style-name="T33"><text:s/>'MATH PROPORTIONS [30 morceaux=&gt;240g;50 morcx=&gt;400g /Q? 80 morc?y g - 15 morc?y g - 1200g? x morc] (tm9.jpg/tm9.txt)</text:span> <text:span text:style-name="T36">-***tm9prop.vbp-</text:span></text:p>
      <text:p text:style-name="Standard">MsgBox (cmtx + Chr(10) + Chr(10) + "En répondant tout juste, tu peux obtenir" + Str(6 * (4 - esjeu)) + " points.") : <text:s/>tm9prop.Visible = True</text:p>
      <text:p text:style-name="Standard">Case 32: nsui = 1 : Load tm9prop </text:p>
      <text:p text:style-name="P1"><text:span text:style-name="T33">' *** <text:s/>MATH CALCULS en ligne avec ou sans parenthèses (tm24.jpg/tm24.txt)</text:span> <text:span text:style-name="T36">-*** tm24par.vbp -</text:span></text:p>
      <text:p text:style-name="Standard">MsgBox (cmtx + Chr(10) + Chr(10) + "En répondant tout juste, tu peux obtenir" + Str(4 * (4 - esjeu)) + " points.") : <text:s/>tm9prop.Visible = True</text:p>
      <text:p text:style-name="Standard">Case 33:</text:p>
      <text:p text:style-name="Standard">Load Mdtm11</text:p>
      <text:p text:style-name="P1"><text:span text:style-name="T33"><text:s/>' *** pour test MATH N° 11 Compréhension,raisonnement,réutilisation ["les dés"] {associé à tm11.frm} (tm11.jpg)</text:span><text:span text:style-name="T36"> -*** tm11.vbp -</text:span></text:p>
      <text:p text:style-name="Standard">a = MsgBox(cmtx + Chr(10) + Chr(10) + "En répondant tout juste, tu peux obtenir" + Str(4 * (4 - esjeu)) + " points." + Chr(10) + Chr(10) + "Clique sur l'écran qui apparaîtra" + Chr(10) + " après que tu aies effacé ce message", , "Pense à cliquer sur l'écran ensuite. Merci, " + jou(0) + " .") : <text:s/>MDtm11.Visible = True</text:p>
      <text:p text:style-name="Standard">Case 34: nsui = 0 : Load tm19</text:p>
      <text:p text:style-name="P1"><text:span text:style-name="T33"><text:s/>' *** <text:s/>MATH va pour plsieurs exo :calcul âge (maman:11+32) (tm19.jpg/tm19.txt)</text:span> <text:span text:style-name="T36">-*** tm19.vbp -</text:span></text:p>
      <text:p text:style-name="Standard">MsgBox (cmtx + Chr(10) + Chr(10) + "En répondant tout juste, tu peux obtenir" + Str(2 * (4 - esjeu)) + " points.") : <text:s/>tm19.Visible = True</text:p>
      <text:p text:style-name="Standard">Case 35: nsui = 1 : Load tm19 </text:p>
      <text:p text:style-name="P1">' <text:s/>*** MATH pour plsieurs exo -âge RG publie 1res av tintin:1929-1907 (tm33.jpg/tm33.txt) <text:span text:style-name="T36">-***tm19.vbp</text:span></text:p>
      <text:p text:style-name="Standard">MsgBox (cmtx + Chr(10) + Chr(10) + "En répondant tout juste, tu peux obtenir" + Str(2 * (4 - esjeu)) + " points.") : <text:s/>tm19.Visible = True</text:p>
      <text:p text:style-name="Standard">Case 36: nsui = 2 : Load tm19 </text:p>
      <text:p text:style-name="P1"><text:span text:style-name="T33">' *** MATH pour plsieurs exo -Evaluer l'aire d'une fig.cplexe <text:s/>(tm26b.jpg/tm26b.txt)</text:span> <text:span text:style-name="T36">-***tm19.vbp</text:span></text:p>
      <text:p text:style-name="Standard">MsgBox (cmtx + Chr(10) + Chr(10) + "En répondant tout juste, tu peux obtenir" + Str(2 * (4 - esjeu)) + " points.") : <text:s/>tm19.Visible = True</text:p>
      <text:p text:style-name="Standard">Case 37</text:p>
      <text:p text:style-name="Standard">Load tf13opp</text:p>
      <text:p text:style-name="P1"><text:span text:style-name="T33"><text:s/>'FR sens guidé par accords (lettre:Domi&gt;fille{venue/invitée/présente} Juju&gt;garçon{déguisé/content} Kiki et Loulou&gt;2 f{cachées}) '(tf13.jpg/tf13.txt)</text:span> <text:span text:style-name="T36">-***tf13opp.vbp-</text:span></text:p>
      <text:p text:style-name="Standard">MsgBox (cmtx + Chr(10) + Chr(10) + "En répondant tout juste, tu peux obtenir" + Str(7 * (4 - esjeu)) + " points.") : <text:s/>tf13opp.Visible = True</text:p>
      <text:p text:style-name="Standard">Case 38</text:p>
      <text:p text:style-name="Standard">Load precar18 </text:p>
      <text:p text:style-name="P1"><text:span text:style-name="T33">' *** <text:s/>MATH GEOMETRIE Tracer carré ^m péri que rectangle</text:span> <text:span text:style-name="T36">- ***precar18.vbp -</text:span></text:p>
      <text:p text:style-name="Standard">MsgBox (cmtx + Chr(10) + Chr(10) + "En répondant tout juste, tu peux obtenir" + Str(3 * (4 - esjeu)) + " points.") : <text:s/>precar18.Visible = True</text:p>
      <text:p text:style-name="Standard">Case 39</text:p>
      <text:p text:style-name="Standard">Load tf14</text:p>
      <text:p text:style-name="P1"><text:span text:style-name="T33"><text:s/>' *** <text:s/>FR SUBSTITUTS Savoir désigner les perso pointées{synonymes/pronoms) Situer les perso ds txt (TF14.rtf)</text:span> <text:span text:style-name="T36">-*** tf14.vbp -</text:span> <text:span text:style-name="T5">'voir si blocage sur W10 à cause de richtextbox???</text:span></text:p>
      <text:p text:style-name="Standard">MsgBox (cmtx + Chr(10) + Chr(10) + "En répondant tout juste, tu peux obtenir" + Str(6 * (4 - esjeu)) + " points.") : <text:s/>tf14.Visible = True</text:p>
      <text:p text:style-name="Standard">Case 40</text:p>
      <text:p text:style-name="Standard">Load tm25div</text:p>
      <text:p text:style-name="P1"><text:span text:style-name="T33"><text:s/>' *** <text:s/>MATH DIVISION {"fête de l'école" par défaut:12 nappes / par excès:3 bouteilles) (tm25.jpg/tm25.txt)</text:span> - <text:s/><text:soft-page-break/><text:span text:style-name="T36">***tm25div.vbp -</text:span></text:p>
      <text:p text:style-name="Standard">MsgBox (cmtx + Chr(10) + Chr(10) + "En répondant tout juste, tu peux obtenir" + Str(4 * (4 - esjeu)) + " points.") : <text:s/>tm25div.Visible = True</text:p>
      <text:p text:style-name="P1"><text:span text:style-name="T7">'===================</text:span><text:span text:style-name="T17">FIN</text:span><text:span text:style-name="T7">===== </text:span><text:span text:style-name="T17">0 inclus à 40= 41 tests</text:span><text:span text:style-name="T7"> ==================================</text:span></text:p>
      <text:p text:style-name="Standard">End Select</text:p>
      <text:p text:style-name="P35">End Sub</text:p>
      <text:p text:style-name="P4"><text:span text:style-name="T7">'====================================</text:span><text:span text:style-name="T22"> <text:s/>4=</text:span><text:span text:style-name="T7">=================================</text:span></text:p>
      <text:p text:style-name="P4">*** Vous devez joindre, sur le system32 et le syswow64 de windows, les bibliothèques nécessaires au visual basic 6 : * .DLL ; * .OCA ; * .OCX .***</text:p>
      <text:p text:style-name="P1">En regardant le codage des fichiers <text:span text:style-name="T17">*.txt</text:span>, vous pouvez modifier à votre guise -et selon le niveau des élèves – les diverses données.</text:p>
      <text:p text:style-name="P1"><text:span text:style-name="T37">Les exercices associant les 2 fichiers *</text:span><text:span text:style-name="T18">.JPG</text:span><text:span text:style-name="T37"> et *</text:span><text:span text:style-name="T18">.TXT</text:span><text:span text:style-name="T37"> ont été créés : </text:span></text:p>
      <text:p text:style-name="P19">pour l’image (*.jpg) :</text:p>
      <text:p text:style-name="P29"><text:span text:style-name="T38">-<text:tab/>soit à partir d'un document réalisé avec open office et amené au zoom convenable (à vue d'oeil), puis touche "impression écran" , récupération par "coller presse-papiers" sur paint (ou autre log.dessin simple) et sauvegarde sous."</text:span><text:span text:style-name="T19">TESPR1.JPG</text:span><text:span text:style-name="T38">"</text:span></text:p>
      <text:p text:style-name="P30">-<text:tab/>soit à partir d’une image scannée ; </text:p>
      <text:p text:style-name="P31"><text:span text:style-name="T42">pour le fichier-TXT</text:span><text:span text:style-name="T43"> :</text:span></text:p>
      <text:p text:style-name="P1"><text:span text:style-name="T38">"</text:span><text:span text:style-name="T19">*.TXT</text:span><text:span text:style-name="T38">" (-qui guide l’image qui sera affichée-) , il a été créé par mon petit truc de saisie de texte à trous que vous pouvez récupérer sur le site de VBFRANCE:</text:span></text:p>
      <text:p text:style-name="P2"><text:span text:style-name="T20">Rubrique « divers »</text:span><text:span text:style-name="T39"> <text:s text:c="3"/>(Mon pseudo est « oulipan »)</text:span></text:p>
      <text:p text:style-name="P1"><text:span text:style-name="T38">« </text:span><text:span text:style-name="T41">Saisie d' exercices à trous, puis un exemple d'utilisation »</text:span><text:span text:style-name="T2"><text:line-break/></text:span><text:span text:style-name="T38">"</text:span><text:a xlink:type="simple" xlink:href="http://www.vbfrance.com/codes/SAISIE-EXERCICES-TROUS-PUIS-EXEMPLE-UTILISATION_52599.aspx" text:style-name="Internet_20_link" text:visited-style-name="Visited_20_Internet_20_Link"><text:span text:style-name="T27">http://www.vbfrance.com/codes/SAISIE-EXERCICES-TROUS-PUIS-EXEMPLE-UTILISATION_52599.aspx </text:span></text:a><text:span text:style-name="T44">" (utiliser "</text:span><text:span text:style-name="T19">pointeur0.exo</text:span><text:span text:style-name="T44">" à coder au préalable en "</text:span><text:span text:style-name="T19">pointeur0.exe</text:span><text:span text:style-name="T44">").</text:span></text:p>
      <text:p text:style-name="P1"><text:span text:style-name="T44">Laissez-vous guider au fur et à mesure de la saisie… (mot  ; pointage du haut gauche de l’étiquette sur l’image ; taille des caractères ; pointage de l’aide …)</text:span><text:span text:style-name="T2"><text:line-break/></text:span><text:span text:style-name="T38">Si vous voulez en créer d’autres plus adaptés, modifiez le nom des 2 modèles(pour qu'ils ne s'effacent pas- car je n'ai pas prévu pour eux de boîte d'ouverture de fichiers-) , </text:span><text:span text:style-name="T40">appelez votre image du même nom que le fichier *.txt </text:span><text:span text:style-name="T38">: (et suffixe"*.JPG") ; lancez "</text:span><text:span text:style-name="T19">pointeur0.exe</text:span><text:span text:style-name="T38">"; reprenez ensuite le fichier obtenu *.TXT avec quelque chose qui zoome (wordpad suffit).</text:span></text:p>
      <text:p text:style-name="P20"/>
      <text:p text:style-name="P1"><text:span text:style-name="T45">Pour les exos n’ayant qu’un fichier </text:span><text:span text:style-name="T21">*.txt</text:span><text:span text:style-name="T45"> -(pas d’image *.jpg associée)- , vous comprendrez facilement le codage.</text:span></text:p>
      <text:p text:style-name="P21"/>
      <text:p text:style-name="P22">Bon courage, et merci si vous pouvez utiliser efficacement ces petits exos.</text:p>
      <text:p text:style-name="P25">(coordonnées, au cas où: "jean-marie.poulain123@orange.fr" ... si les vers ne m'ont pas bouffé d'ici là!)</text:p>
      <text:p text:style-name="P25">Aux dernières nouvelles, "codes.sources" stoppe le forum... J'espère qu'on continuera à avoir accès aux divers logiciel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0.499cm" fo:margin-right="0.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9-04T04:37:06.69</dc:date>
    <dc:creator>Jean-Marie POULAIN</dc:creator>
    <meta:generator>OpenOffice/4.1.15$Win32 OpenOffice.org_project/4115m2$Build-9813</meta:generator>
    <meta:document-statistic meta:table-count="0" meta:image-count="0" meta:object-count="0" meta:page-count="9" meta:paragraph-count="284" meta:word-count="5124" meta:character-count="32280"/>
    <meta:editing-duration>PT1H27M40S</meta:editing-duration>
    <meta:editing-cycles>1</meta:editing-cycles>
  </office:meta>
</office:document-meta>
</file>